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monospace" svg:font-family="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ac023"/>
    </style:style>
    <style:style style:name="T1" style:family="text">
      <style:text-properties fo:font-variant="normal" fo:text-transform="none" fo:color="#770088" loext:opacity="100%" style:text-line-through-style="none" style:text-line-through-type="none" style:font-name="monospace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variant="normal" fo:text-transform="none" fo:color="#770088" loext:opacity="100%" style:font-name="monospace" fo:font-size="9.75pt" fo:letter-spacing="normal" fo:font-style="normal" fo:font-weight="normal"/>
    </style:style>
    <style:style style:name="T3" style:family="text">
      <style:text-properties fo:font-variant="normal" fo:text-transform="none" fo:color="#444444" loext:opacity="100%" fo:letter-spacing="normal"/>
    </style:style>
    <style:style style:name="T4" style:family="text">
      <style:text-properties fo:font-variant="normal" fo:text-transform="none" fo:color="#444444" loext:opacity="100%" style:font-name="monospace" fo:font-size="9.75pt" fo:letter-spacing="normal" fo:font-style="normal" fo:font-weight="normal"/>
    </style:style>
    <style:style style:name="T5" style:family="text">
      <style:text-properties fo:font-variant="normal" fo:text-transform="none" fo:color="#999977" loext:opacity="100%" style:font-name="monospace" fo:font-size="9.75pt" fo:letter-spacing="normal" fo:font-style="normal" fo:font-weight="normal"/>
    </style:style>
    <style:style style:name="T6" style:family="text">
      <style:text-properties fo:font-variant="normal" fo:text-transform="none" fo:color="#008855" loext:opacity="100%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ac023" style:text-blinking="false" fo:background-color="transparent" loext:char-shading-value="0"/>
    </style:style>
    <style:style style:name="T9" style:family="text">
      <style:text-properties officeooo:rsid="000ac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typeassociee(</text:p>
      <text:p text:style-name="P1"><text:s text:c="4"/>IDQUESTION INT NOT NULL REFERENCES QUESTION(IDQUESTION),</text:p>
      <text:p text:style-name="P1"><text:s text:c="4"/>IDTYPEQUESTION INT NOT NULL REFERENCES TYPEQUESTION(ID),</text:p>
      <text:p text:style-name="P1"><text:s text:c="4"/>PRIMARY KEY (IDQUESTION)</text:p>
      <text:p text:style-name="P1">);</text:p>
      <text:p text:style-name="P1"/>
      <text:p text:style-name="P2"><text:span text:style-name="T8">CREATE TABLE ScoreFAssociee(</text:span></text:p>
      <text:p text:style-name="P2"><text:span text:style-name="T8"><text:s text:c="4"/>IDQUESTION INT NOT NULL REFERENCES QUESTION(IDQUESTION),</text:span></text:p>
      <text:p text:style-name="P2"><text:span text:style-name="T8"><text:s text:c="4"/>IDSCOREF INT NOT NULL REFERENCES SCOREFERMEE(IDSCOREF),</text:span></text:p>
      <text:p text:style-name="P2"><text:span text:style-name="T8"><text:s text:c="4"/>PRIMARY KEY (IDQUESTION)</text:span></text:p>
      <text:p text:style-name="P2"><text:span text:style-name="T8">);</text:span></text:p>
      <text:p text:style-name="P2"><text:span text:style-name="T8"/></text:p>
      <text:p text:style-name="P2"><text:span text:style-name="T8">CREATE TABLE ScoreEchAssociee(</text:span></text:p>
      <text:p text:style-name="P2"><text:span text:style-name="T8"><text:s text:c="4"/>IDQUESTION INT NOT NULL REFERENCES QUESTION(IDQUESTION),</text:span></text:p>
      <text:p text:style-name="P2"><text:span text:style-name="T8"><text:s text:c="4"/>IDSCOREECH INT NOT NULL REFERENCES SCORECH(IDSCORECH),</text:span></text:p>
      <text:p text:style-name="P2"><text:span text:style-name="T8"><text:s text:c="4"/>PRIMARY KEY (IDQUESTION)</text:span></text:p>
      <text:p text:style-name="P2"><text:span text:style-name="T8">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monospace" svg:font-family="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4T21:29:56.317000000</meta:creation-date>
    <dc:date>2023-02-05T00:50:09.581000000</dc:date>
    <meta:editing-duration>PT3H10M3S</meta:editing-duration>
    <meta:editing-cycles>1</meta:editing-cycles>
    <meta:document-statistic meta:table-count="0" meta:image-count="0" meta:object-count="0" meta:page-count="1" meta:paragraph-count="15" meta:word-count="57" meta:character-count="531" meta:non-whitespace-character-count="453"/>
    <meta:generator>LibreOffice/7.1.4.2$Windows_X86_64 LibreOffice_project/a529a4fab45b75fefc5b6226684193eb000654f6</meta:generator>
  </office:meta>
</office:document-meta>
</file>